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84cm" fo:min-width="1.83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04cm" fo:min-width="1.75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cc33" draw:marker-start-width="0.321cm" draw:marker-end-width="0.321cm" draw:fill-color="#00cc33" draw:textarea-horizontal-align="justify" draw:textarea-vertical-align="middle" draw:auto-grow-height="false" fo:min-height="0.37cm" fo:min-width="0.1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0066" draw:marker-start-width="0.321cm" draw:marker-end-width="0.321cm" draw:fill-color="#ff0066" draw:textarea-horizontal-align="justify" draw:textarea-vertical-align="middle" draw:auto-grow-height="false" fo:min-height="0.166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ff" draw:marker-start-width="0.321cm" draw:marker-end-width="0.321cm" draw:fill-color="#0000ff" draw:textarea-horizontal-align="justify" draw:textarea-vertical-align="middle" draw:auto-grow-height="false" fo:min-height="0.166cm" fo:min-width="0cm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53cm" svg:stroke-color="#0000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Fine_20_Dashed" svg:stroke-width="0.053cm" svg:stroke-color="#ff00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svg:stroke-width="0.053cm" svg:stroke-color="#00cc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4.644cm" fo:min-width="4.694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4.344cm" fo:min-width="4.094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gr12" style:family="graphic" style:parent-style-name="objectwithoutfill">
      <style:graphic-properties draw:stroke="dash" draw:stroke-dash="Ultrafine_20_2_20_Dots_20_3_20_Dashes"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00cc33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0066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0000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0000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3cm" svg:height="3.3cm" svg:x="9.1cm" svg:y="5.6cm">
          <text:p text:style-name="P1"><text:span text:style-name="T1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cm" svg:height="3.3cm" svg:x="4.5cm" svg:y="14.9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cm" svg:height="0.7cm" svg:x="10.8cm" svg:y="7.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4" draw:layer="layout" svg:width="0.7cm" svg:height="0.7cm" svg:x="9.4cm" svg:y="7.2cm">
          <text:p text:style-name="P1"><text:span text:style-name="T1"/></text:p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7cm" svg:height="0.7cm" svg:x="5.2cm" svg:y="15.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3cm" svg:height="3.3cm" svg:x="15.3cm" svg:y="12.3cm">
          <text:p text:style-name="P1"><text:span text:style-name="T1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5cm" svg:y1="8.4cm" svg:x2="5.8cm" svg:y2="14.9cm">
          <text:p/>
        </draw:line>
        <draw:line draw:style-name="gr6" draw:text-style-name="P6" draw:layer="layout" svg:x1="16.2cm" svg:y1="15.4cm" svg:x2="7.6cm" svg:y2="17.3cm">
          <text:p/>
        </draw:line>
        <draw:line draw:style-name="gr7" draw:text-style-name="P6" draw:layer="layout" svg:x1="6.5cm" svg:y1="14.9cm" svg:x2="10cm" svg:y2="8.8cm">
          <text:p/>
        </draw:line>
        <draw:line draw:style-name="gr7" draw:text-style-name="P6" draw:layer="layout" svg:x1="15.5cm" svg:y1="14.9cm" svg:x2="7.7cm" svg:y2="16.6cm">
          <text:p/>
        </draw:line>
        <draw:line draw:style-name="gr8" draw:text-style-name="P6" draw:layer="layout" svg:x1="7.2cm" svg:y1="15.1cm" svg:x2="10.9cm" svg:y2="8.9cm">
          <text:p/>
        </draw:line>
        <draw:line draw:style-name="gr8" draw:text-style-name="P6" draw:layer="layout" svg:x1="15.3cm" svg:y1="14.1cm" svg:x2="7.7cm" svg:y2="15.8cm">
          <text:p/>
        </draw:line>
        <draw:custom-shape draw:style-name="gr9" draw:text-style-name="P6" draw:layer="layout" svg:width="5.3cm" svg:height="5cm" svg:x="3.9cm" svg:y="13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7cm" svg:height="4.7cm" svg:x="8.4cm" svg:y="5.2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5.1cm" svg:height="2cm" svg:x="1.3cm" svg:y="8.9cm">
          <draw:text-box>
            <text:p text:style-name="P7"><text:span text:style-name="T3">EN SECTION CRITIQUE</text:span></text:p>
          </draw:text-box>
        </draw:frame>
        <draw:line draw:style-name="gr12" draw:text-style-name="P6" draw:layer="layout" svg:x1="3.5cm" svg:y1="10.7cm" svg:x2="5cm" svg:y2="13.8cm">
          <text:p/>
        </draw:line>
        <draw:line draw:style-name="gr12" draw:text-style-name="P6" draw:layer="layout" svg:x1="3.7cm" svg:y1="8.8cm" svg:x2="8.3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8T13:48:44.887752278</meta:creation-date>
    <meta:generator>LibreOffice/5.2.7.2$Linux_X86_64 LibreOffice_project/20m0$Build-2</meta:generator>
    <dc:date>2019-03-08T15:12:03.830190531</dc:date>
    <meta:editing-duration>PT1H15M51S</meta:editing-duration>
    <meta:editing-cycles>26</meta:editing-cycles>
    <meta:document-statistic meta:object-count="17"/>
  </office:meta>
</office:document-meta>
</file>